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49601323595189637"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62028469377722051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65021466830529456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32600439071337387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1460517056878385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475670903523716411"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31353644133872444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6030706847356286807"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759419" text:continue-list="list631353644133872444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7376374405196917"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7263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65472"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749862"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743516"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43644"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732581136472731422"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54446056429778690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96266122677615540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61960"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366937790224610617"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482704515147917904"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0147316864379709" text:style-name="L15">
        <text:list-item>
          <text:list>
            <text:list-header>
              <text:p text:style-name="P172">1.5 miles averaging about 9:40/mile and rest 1 min</text:p>
            </text:list-header>
          </text:list>
        </text:list-item>
      </text:list>
      <text:p text:style-name="P23">1 mile in 8:26 and rest 2 min</text:p>
      <text:list xml:id="list5011257999881919419"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371663996844414665"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49198"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3576499815066437470"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954169896005200079"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13228341508166815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744668" text:continue-list="list1954169896005200079" text:style-name="L19">
        <text:list-item>
          <text:list>
            <text:list-header>
              <text:p text:style-name="P176">(Pace*HR)=1240</text:p>
            </text:list-header>
          </text:list>
        </text:list-item>
      </text:list>
      <text:list xml:id="list36752166" text:continue-list="list3576499815066437470" text:style-name="L18">
        <text:list-item>
          <text:list>
            <text:list-header>
              <text:p text:style-name="P175">2 miles at 10:46/mile Ave HR= 121 bpm and rest a few minutes</text:p>
            </text:list-header>
          </text:list>
        </text:list-item>
      </text:list>
      <text:list xml:id="list36742360" text:continue-list="list3674466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76684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23308114016326538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59957861256119053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98369603545493493"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498787701892223390"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58493416446981674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65402447528950235"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756258"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6670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731540201574159975"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84539747334021721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105605583537597759"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84427199477685930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072472863879053351"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544584009706517445" text:style-name="L32">
        <text:list-item>
          <text:list>
            <text:list-header>
              <text:p text:style-name="P186">0.25 miles in 2:54</text:p>
              <text:p text:style-name="P186">1 mile in 9:21 going faster as I ran and ending at around 8:30 pace</text:p>
            </text:list-header>
          </text:list>
        </text:list-item>
      </text:list>
      <text:list xml:id="list4097700813905356390"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96646361720939607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8206751070088679799"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10"><text:span text:style-name="T2"/></text:p>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10">For 20 cemetery loops or more <text: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text:soft-page-break/>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665961971761214086"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oft-page-break/><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14T16:47:17.60</dc:date>
    <dc:creator>James Lombardi</dc:creator>
    <meta:editing-duration>P21DT19H15M29S</meta:editing-duration>
    <meta:editing-cycles>1779</meta:editing-cycles>
    <meta:generator>OpenOffice/4.1.2$Win32 OpenOffice.org_project/412m3$Build-9782</meta:generator>
    <meta:document-statistic meta:table-count="0" meta:image-count="9" meta:object-count="0" meta:page-count="180" meta:paragraph-count="5191" meta:word-count="56157" meta:character-count="287931"/>
  </office:meta>
</office:document-meta>
</file>